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59bb5" officeooo:paragraph-rsid="00059bb5" style:font-size-asian="26pt" style:font-size-complex="26pt"/>
    </style:style>
    <style:style style:name="P2" style:family="paragraph" style:parent-style-name="Standard">
      <style:text-properties style:font-name="Linux Libertine G" fo:font-size="20pt" fo:font-weight="bold" officeooo:rsid="00059bb5" officeooo:paragraph-rsid="00059bb5" style:font-size-asian="20pt" style:font-weight-asian="bold" style:font-size-complex="20pt" style:font-weight-complex="bold"/>
    </style:style>
    <style:style style:name="T1" style:family="text">
      <style:text-properties officeooo:rsid="0007ed72"/>
    </style:style>
    <style:style style:name="T2" style:family="text">
      <style:text-properties officeooo:rsid="0009b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qu</text:p>
      <text:p text:style-name="P1"/>
      <text:p text:style-name="P2">1. Logo – MENUQU <text:s/>: A taste of data (m and e summation symbol), (nu as in nutrition) and (qu as in query). <text:span text:style-name="T1">(Tongue with and I/O)</text:span></text:p>
      <text:p text:style-name="P2"/>
      <text:p text:style-name="P2">2. Why Menuqu exists ? To provide food data that enhances the hospitality experiences of the consumer, community, client and cook. Raise awareness of <text:span text:style-name="T2">culinary </text:span>experiences that are restorative.</text:p>
      <text:p text:style-name="P2"/>
      <text:p text:style-name="P2">3. Challenge to overcome. Sell the value of MENUQU platform to owners ; Organize the workforce who mine the data ; Teach Menuqu process of mining data; Convince consumers to use platform to append food data; Finance huge data mining operations</text:p>
      <text:p text:style-name="P2"/>
      <text:p text:style-name="P2">4. Unique selling point : Data accessibility and menu dynamism</text:p>
      <text:p text:style-name="P2"/>
      <text:p text:style-name="P2">5. Democratize dining experiences ; flexible menus ; health outcomes</text:p>
      <text:p text:style-name="P2"/>
      <text:p text:style-name="P2">6. Audience : millennials, the tech savvy, those who use data to enhance their decision making abilities for dietary, religious, cultural, or conscience.</text:p>
      <text:p text:style-name="P2"/>
      <text:p text:style-name="P2">7. Legacy: ability to invite the world to your kitchen <text:span text:style-name="T2">though dynamically availiable culinary data. 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0:28:32.653000000</meta:creation-date>
    <dc:date>2017-12-21T09:43:14.865000000</dc:date>
    <meta:editing-duration>PT4M13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8" meta:word-count="155" meta:character-count="952" meta:non-whitespace-character-count="802"/>
  </office:meta>
</office:document-meta>
</file>